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Text_20_body">
      <style:paragraph-properties fo:line-height="150%"/>
    </style:style>
    <style:style style:name="P5"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6" style:family="paragraph" style:parent-style-name="Standard" style:list-style-name="L1">
      <style:paragraph-properties fo:line-height="150%"/>
      <style:text-properties style:font-name="標楷體" fo:font-size="14pt" style:font-name-asian="標楷體" style:font-size-asian="14pt" style:font-size-complex="14pt"/>
    </style:style>
    <style:style style:name="P7"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8" style:family="paragraph" style:parent-style-name="Standard" style:list-style-name="L1">
      <style:paragraph-properties fo:line-height="150%"/>
    </style:style>
    <style:style style:name="P9" style:family="paragraph" style:parent-style-name="Standard" style:list-style-name="L3">
      <style:paragraph-properties fo:line-height="150%"/>
    </style:style>
    <style:style style:name="P10" style:family="paragraph" style:parent-style-name="Standard" style:list-style-name="L2">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2">
      <style:paragraph-properties fo:line-height="150%"/>
      <style:text-properties fo:font-size="14pt" style:font-name-asian="標楷體" style:font-size-asian="14pt" style:font-size-complex="14pt"/>
    </style:style>
    <style:style style:name="P13" style:family="paragraph" style:parent-style-name="Standard" style:list-style-name="L3">
      <style:paragraph-properties fo:line-height="150%"/>
      <style:text-properties fo:font-size="14pt" style:font-name-asian="標楷體" style:font-size-asian="14pt" style:font-size-complex="14pt"/>
    </style:style>
    <style:style style:name="P14"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5" style:family="paragraph" style:parent-style-name="Standard" style:list-style-name="L4">
      <style:paragraph-properties fo:line-height="150%"/>
      <style:text-properties fo:font-size="14pt" style:font-name-asian="標楷體" style:font-size-asian="14pt" style:language-asian="zh" style:country-asian="TW" style:font-size-complex="14pt"/>
    </style:style>
    <style:style style:name="P16" style:family="paragraph" style:parent-style-name="Text_20_body" style:list-style-name="L2">
      <style:paragraph-properties fo:line-height="150%"/>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letter-spacing="0.049cm"/>
    </style:style>
    <style:style style:name="T4" style:family="text">
      <style:text-properties style:font-name="標楷體" fo:letter-spacing="0.049cm" style:font-name-asian="標楷體"/>
    </style:style>
    <style:style style:name="T5" style:family="text">
      <style:text-properties style:font-name="標楷體" fo:letter-spacing="0.049cm" fo:language="en" fo:country="US" style:font-name-asian="標楷體"/>
    </style:style>
    <style:style style:name="T6" style:family="text">
      <style:text-properties fo:font-size="14pt" style:font-name-asian="標楷體" style:font-size-asian="14pt" style:font-size-complex="14pt"/>
    </style:style>
    <style:style style:name="T7" style:family="text">
      <style:text-properties fo:font-size="14pt" style:font-name-asian="標楷體" style:font-size-asian="14pt" style:language-asian="zh" style:country-asian="HK" style:font-size-complex="14pt"/>
    </style:style>
    <style:style style:name="T8" style:family="text">
      <style:text-properties fo:font-size="14pt" style:font-name-asian="標楷體" style:font-size-asian="14pt" style:language-asian="zh" style:country-asian="TW" style:font-size-complex="14pt"/>
    </style:style>
    <style:style style:name="T9" style:family="text">
      <style:text-properties fo:font-size="14pt" fo:letter-spacing="0.049cm" style:font-name-asian="標楷體" style:font-size-asian="14pt" style:font-size-complex="14pt"/>
    </style:style>
    <style:style style:name="T10" style:family="text">
      <style:text-properties fo:font-size="14pt" fo:letter-spacing="0.049cm" style:font-name-asian="標楷體" style:font-size-asian="14pt" style:language-asian="zh" style:country-asian="HK" style:font-size-complex="14pt"/>
    </style:style>
    <style:style style:name="T11" style:family="text">
      <style:text-properties fo:font-size="14pt" fo:letter-spacing="0.049cm" style:font-name-asian="標楷體" style:font-size-asian="14pt" style:language-asian="zh" style:country-asian="TW" style:font-size-complex="14pt"/>
    </style:style>
    <style:style style:name="T12" style:family="text">
      <style:text-properties fo:color="#000000" style:font-name="標楷體" fo:font-size="14pt" style:font-name-asian="標楷體" style:font-size-asian="14pt" style:language-asian="zh" style:country-asian="TW" style:font-size-complex="14pt"/>
    </style:style>
    <style:style style:name="T13" style:family="text">
      <style:text-properties fo:color="#000000" style:font-name="標楷體" fo:font-size="14pt" style:font-name-asian="標楷體" style:font-size-asian="14pt" style:font-size-complex="14pt"/>
    </style:style>
    <style:style style:name="T14" style:family="text">
      <style:text-properties fo:color="#000000" fo:font-size="14pt" style:font-name-asian="標楷體" style:font-size-asian="14pt" style:font-size-complex="14pt"/>
    </style:style>
    <style:style style:name="T15" style:family="text">
      <style:text-properties fo:color="#000000" fo:font-size="14pt" style:font-name-asian="標楷體" style:font-size-asian="14pt" style:language-asian="zh" style:country-asian="TW" style:font-size-complex="14pt"/>
    </style:style>
    <style:style style:name="T16" style:family="text">
      <style:text-properties fo:color="#000000" fo:font-size="14pt" fo:language="en" fo:country="US" style:font-name-asian="標楷體" style:font-size-asian="14pt" style:font-size-complex="14pt"/>
    </style:style>
    <style:style style:name="T17" style:family="text">
      <style:text-properties style:language-asian="zh" style:country-asian="TW"/>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基隆市安樂地政事務所</text:p>
      <text:p text:style-name="P2">106年度6月份第1次主管會議紀錄</text:p>
      <text:p text:style-name="P2"/>
      <text:list xml:id="list2748232408497078382" text:style-name="L1">
        <text:list-item>
          <text:p text:style-name="P6">時間：中華民國106年6月7日下午2時整</text:p>
        </text:list-item>
        <text:list-item>
          <text:p text:style-name="P6">地點：三樓民眾談室</text:p>
        </text:list-item>
        <text:list-item>
          <text:p text:style-name="P6">主席：代理主任戴清文</text:p>
        </text:list-item>
        <text:list-item>
          <text:p text:style-name="P8"><text:span text:style-name="預設段落字型"><text:span text:style-name="T1">出席人員：陳</text:span></text:span><text:span text:style-name="預設段落字型"><text:span text:style-name="T2">慧懿</text:span></text:span><text:span text:style-name="預設段落字型"><text:span text:style-name="T1">、戴清文、周力行、李美玲、游玉玲 <text:s text:c="2"/>紀錄：陳苑蒨</text:span></text:span></text:p>
        </text:list-item>
        <text:list-item>
          <text:p text:style-name="P6">各單位報告事項：</text:p>
        </text:list-item>
      </text:list>
      <text:list xml:id="list7295496953379336820" text:style-name="L2">
        <text:list-item>
          <text:p text:style-name="P12">第一課</text:p>
        </text:list-item>
      </text:list>
      <text:list xml:id="list340545815581260867" text:style-name="L3">
        <text:list-item>
          <text:p text:style-name="P13">本課106年<text:span text:style-name="T17">5</text:span>月業務推動情形如下：</text:p>
          <text:list>
            <text:list-item>
              <text:list>
                <text:list-item>
                  <text:p text:style-name="P13">登記案件(含一般、速件、限制登記)：2,<text:span text:style-name="T17">054</text:span>件，土地7,<text:span text:style-name="T17">064</text:span>筆、建物<text:span text:style-name="T17">2</text:span>,<text:span text:style-name="T17">565</text:span>棟。</text:p>
                </text:list-item>
                <text:list-item>
                  <text:p text:style-name="P13">午休諮詢不打烊服務：1<text:span text:style-name="T17">71</text:span>件。</text:p>
                </text:list-item>
                <text:list-item>
                  <text:p text:style-name="P13">到府服務案件：0件。</text:p>
                </text:list-item>
                <text:list-item>
                  <text:p text:style-name="P13">延長服務預約領件：0件</text:p>
                </text:list-item>
              </text:list>
            </text:list-item>
          </text:list>
        </text:list-item>
        <text:list-item>
          <text:p text:style-name="P13">本課截至今日各年度未領案件數量計：96年至100年共5件、101年2件、102年8件、103年1件、104年8件，105年8件，持續通知領件。</text:p>
        </text:list-item>
        <text:list-item>
          <text:p text:style-name="P13">本課106年<text:span text:style-name="T17">4</text:span>月受理人民申請退還當年度屬2萬元以下之地政規費案件計<text:span text:style-name="T17">18件</text:span>，皆依規定當場領訖。</text:p>
        </text:list-item>
        <text:list-item>
          <text:p text:style-name="P9"><text:span text:style-name="預設段落字型"><text:span text:style-name="T6">本課106年</text:span></text:span><text:span text:style-name="預設段落字型"><text:span text:style-name="T8">5</text:span></text:span><text:span text:style-name="預設段落字型"><text:span text:style-name="T6">月更正案</text:span></text:span><text:span text:style-name="預設段落字型"><text:span text:style-name="T7">件7</text:span></text:span><text:span text:style-name="預設段落字型"><text:span text:style-name="T8">9</text:span></text:span><text:span text:style-name="預設段落字型"><text:span text:style-name="T7">件，土地</text:span></text:span><text:span text:style-name="預設段落字型"><text:span text:style-name="T8">785</text:span></text:span><text:span text:style-name="預設段落字型"><text:span text:style-name="T7">筆</text:span></text:span><text:span text:style-name="預設段落字型"><text:span text:style-name="T6">、</text:span></text:span><text:span text:style-name="預設段落字型"><text:span text:style-name="T7">建物</text:span></text:span><text:span text:style-name="預設段落字型"><text:span text:style-name="T6">1</text:span></text:span><text:span text:style-name="預設段落字型"><text:span text:style-name="T8">00</text:span></text:span><text:span text:style-name="預設段落字型"><text:span text:style-name="T7">棟，多數為公有土地登記資料異常之更正</text:span></text:span><text:span text:style-name="預設段落字型"><text:span text:style-name="T6">。</text:span></text:span></text:p>
        </text:list-item>
        <text:list-item>
          <text:p text:style-name="P13">本課<text:span text:style-name="T17">5</text:span>月暫存列管公文0件。</text:p>
        </text:list-item>
        <text:list-item>
          <text:p text:style-name="P13">業務抽查<text:span text:style-name="T17">5</text:span>件(計有謄本、登記收件簿、書狀補給、建物所有權第一次登記)，無嚴重缺失。</text:p>
        </text:list-item>
        <text:list-item>
          <text:p text:style-name="P9"><text:span text:style-name="預設段落字型"><text:span text:style-name="T9">本課106年度</text:span></text:span><text:span text:style-name="預設段落字型"><text:span text:style-name="T11">5</text:span></text:span><text:span text:style-name="預設段落字型"><text:span text:style-name="T9">月份法令研討2次，</text:span></text:span><text:span text:style-name="預設段落字型"><text:span text:style-name="T10">分別於</text:span></text:span><text:span text:style-name="預設段落字型"><text:span text:style-name="T11">5</text:span></text:span><text:span text:style-name="預設段落字型"><text:span text:style-name="T10">月</text:span></text:span><text:span text:style-name="預設段落字型"><text:span text:style-name="T11">9</text:span></text:span><text:span text:style-name="預設段落字型"><text:span text:style-name="T10">日、</text:span></text:span><text:span text:style-name="預設段落字型"><text:span text:style-name="T9">2</text:span></text:span><text:span text:style-name="預設段落字型"><text:span text:style-name="T11">3</text:span></text:span><text:span text:style-name="預設段落字型"><text:span text:style-name="T9">日辦理。</text:span></text:span></text:p>
        </text:list-item>
        <text:list-item>
          <text:p text:style-name="P9"><text:span text:style-name="預設段落字型"><text:span text:style-name="T11">5月份人民申請退還當年度屬2萬元以下之地政規費案件計有18件，其中多屬核算錯誤溢繳，已轉請計費人員注意，以避免</text:span></text:span><text:soft-page-break/><text:span text:style-name="預設段落字型"><text:span text:style-name="T11">民眾誤解及增加同仁行政程序</text:span></text:span><text:span text:style-name="預設段落字型"><text:span text:style-name="T9">。</text:span></text:span></text:p>
        </text:list-item>
      </text:list>
      <text:list xml:id="list30491373" text:style-name="L2">
        <text:list-item text:start-value="1">
          <text:p text:style-name="P12">第二課</text:p>
          <text:list>
            <text:list-item>
              <text:p text:style-name="P12"><text:span text:style-name="T4">為確保本所測量成果品質，原訂於</text:span><text:span text:style-name="T5">6</text:span><text:span text:style-name="T4">月</text:span><text:span text:style-name="T5">1</text:span><text:span text:style-name="T4">日至本市七堵簡易基線場辦理電子測距經緯儀檢校作業，因遇梅雨季大雨另擇期辦理。</text:span> </text:p>
            </text:list-item>
            <text:list-item>
              <text:p text:style-name="P12"><text:span text:style-name="T4">有關基隆港西</text:span><text:span text:style-name="T5">16</text:span><text:span text:style-name="T4">碼頭至西</text:span><text:span text:style-name="T5">27</text:span><text:span text:style-name="T4">號碼頭地區地籍圖與現況不符及中山三路部分現有道路與計畫道路不符乙案，訂於</text:span><text:span text:style-name="T5">6</text:span><text:span text:style-name="T4">月</text:span><text:span text:style-name="T5">12</text:span><text:span text:style-name="T4">日開會，已積極準備資料，俟研商後據以辦理後續相關事宜。</text:span> </text:p>
            </text:list-item>
            <text:list-item>
              <text:p text:style-name="P14"><text:span text:style-name="T4">本所安樂自辦重測區</text:span><text:span text:style-name="T5">6</text:span><text:span text:style-name="T4">月份重測工作會報訂於</text:span><text:span text:style-name="T5">6</text:span><text:span text:style-name="T4">月</text:span><text:span text:style-name="T5">13</text:span><text:span text:style-name="T4">日召開，目前地籍調查作業</text:span><text:span text:style-name="T5">(</text:span><text:span text:style-name="T4">自辦</text:span><text:span text:style-name="T5">)</text:span><text:span text:style-name="T4">尚稱順利，委外測量圖根網形規劃已核</text:span><text:span text:style-name="T3">定</text:span><text:span text:style-name="T4">，目前廠商已完成圖根測量作業。</text:span> </text:p>
            </text:list-item>
            <text:list-item>
              <text:p text:style-name="P14"><text:span text:style-name="T4">有關當年安樂區鶯歌石段鶯歌石小段地籍圖辦理數化時，將該小段併安國段數化圖檔內，造成目前無鶯歌石小段之</text:span><text:span text:style-name="T3">數化</text:span><text:span text:style-name="T4">地籍圖，而安國段卻多出</text:span><text:span text:style-name="T5">40</text:span><text:span text:style-name="T4">筆土地</text:span><text:span text:style-name="T5">(</text:span><text:span text:style-name="T4">有圖無簿</text:span><text:span text:style-name="T5">)</text:span><text:span text:style-name="T4">之情形，訂於</text:span><text:span text:style-name="T5">6</text:span><text:span text:style-name="T4">月</text:span><text:span text:style-name="T5">13</text:span><text:span text:style-name="T4">日與廠商研商處理情形。</text:span> </text:p>
            </text:list-item>
            <text:list-item>
              <text:p text:style-name="P14"><text:span text:style-name="T4">市府地政處訂於</text:span><text:span text:style-name="T5">6</text:span><text:span text:style-name="T4">月</text:span><text:span text:style-name="T5">15</text:span><text:span text:style-name="T4">日至本所業務考核，正積極準備資料受考</text:span>。</text:p>
            </text:list-item>
          </text:list>
        </text:list-item>
        <text:list-item>
          <text:p text:style-name="P12">第三課</text:p>
          <text:list>
            <text:list-item>
              <text:p text:style-name="P10"><text:span text:style-name="預設段落字型"><text:span text:style-name="T6">送交總務之本所106年</text:span></text:span><text:span text:style-name="預設段落字型"><text:span text:style-name="T8">5</text:span></text:span><text:span text:style-name="預設段落字型"><text:span text:style-name="T6">月奉核以零用金支付案件共</text:span></text:span><text:span text:style-name="預設段落字型"><text:span text:style-name="T8">36</text:span></text:span><text:span text:style-name="預設段落字型"><text:span text:style-name="T6">件，均已領取；另本所106年</text:span></text:span><text:span text:style-name="預設段落字型"><text:span text:style-name="T8">5</text:span></text:span><text:span text:style-name="預設段落字型"><text:span text:style-name="T6">月2萬元以上及跨年度退費申請案2</text:span></text:span><text:span text:style-name="預設段落字型"><text:span text:style-name="T7">件，</text:span></text:span><text:span text:style-name="預設段落字型"><text:span text:style-name="T8">1件</text:span></text:span><text:span text:style-name="預設段落字型"><text:span text:style-name="T7">己領取</text:span></text:span><text:span text:style-name="預設段落字型"><text:span text:style-name="T8">、1件報府中</text:span></text:span><text:span text:style-name="預設段落字型"><text:span text:style-name="T6">。</text:span></text:span></text:p>
            </text:list-item>
            <text:list-item>
              <text:p text:style-name="P10"><text:span text:style-name="預設段落字型"><text:span text:style-name="T6">本課106年</text:span></text:span><text:span text:style-name="預設段落字型"><text:span text:style-name="T8">5</text:span></text:span><text:span text:style-name="預設段落字型"><text:span text:style-name="T6">月無民眾投訴，「電話代查公告現值創新服務」、「網路申請歷年公告地價資料」及「網路申請檔案閱覽抄錄複製」業於網路宣導，電話代查服務106年</text:span></text:span><text:span text:style-name="預設段落字型"><text:span text:style-name="T8">4</text:span></text:span><text:span text:style-name="預設段落字型"><text:span text:style-name="T6">月共服務</text:span></text:span><text:span text:style-name="預設段落字型"><text:span text:style-name="T8">4</text:span></text:span><text:span text:style-name="預設段落字型"><text:span text:style-name="T7">件</text:span></text:span><text:span text:style-name="預設段落字型"><text:span text:style-name="T6">。</text:span></text:span></text:p>
            </text:list-item>
            <text:list-item>
              <text:p text:style-name="P10"><text:span text:style-name="預設段落字型"><text:span text:style-name="T8">市府訂於6月15日上午9時至本所進行地政業務督導，相關資料刻正準備中</text:span></text:span>。</text:p>
            </text:list-item>
            <text:list-item>
              <text:p text:style-name="P7">本所公務機車至106年4月30日，當有車號302-CMM及303-CMM未完<text:soft-page-break/>成排氣檢驗，已通知車輛保管同仁辦理，並請各課轉知車輛保管同仁，務必定期進行排氣檢驗。</text:p>
            </text:list-item>
          </text:list>
        </text:list-item>
        <text:list-item>
          <text:p text:style-name="P12">人事</text:p>
          <text:list>
            <text:list-item>
              <text:p text:style-name="P16"><text:span text:style-name="預設段落字型"><text:span text:style-name="T13">各機關學校因業務需要辦理非屬文康活動性質之各項活動，得為經核予公假之參加人員投保平安保險。</text:span></text:span><text:span text:style-name="T1">各機關學校辦理非屬文康活動性質之活動（如觀摩、研習及標竿學習等），如考量有實際需要，得在不重複保險及給與之原則下，比照「中央各機關學校員工文康活動實施要點」，視活動之性質、財政狀況及與執行職務人員間權益衡平考量等，為旨述人員（按：非屬執行職務或經機關學校指派執行一定之任務之人員）投保平安保險，所需經費於各機關學校年度預算相關科目項下支應，請至本所網站查閱。 </text:span></text:p>
            </text:list-item>
            <text:list-item>
              <text:p text:style-name="P10"><text:span text:style-name="預設段落字型"><text:span text:style-name="T14">高雄市政府「包羅萬象享知識」港都</text:span></text:span><text:span text:style-name="預設段落字型"><text:span text:style-name="T16">e</text:span></text:span><text:span text:style-name="預設段落字型"><text:span text:style-name="T14">學苑數位閱讀活動辦法</text:span></text:span><text:span text:style-name="預設段落字型"><text:span text:style-name="T16">1</text:span></text:span><text:span text:style-name="預設段落字型"><text:span text:style-name="T14">份，請鼓勵所屬同仁踴躍上網學習，詳情請至本所網站查閱。 </text:span></text:span><text:s/><text:span text:style-name="預設段落字型"><text:span text:style-name="T6"><text:s text:c="3"/></text:span></text:span></text:p>
            </text:list-item>
            <text:list-item>
              <text:p text:style-name="P10"><text:span text:style-name="預設段落字型"><text:span text:style-name="T14">公職人員年資併社團專職人員年資計發退離給與處理條例，業經總統於民國</text:span></text:span><text:span text:style-name="預設段落字型"><text:span text:style-name="T16">106</text:span></text:span><text:span text:style-name="預設段落字型"><text:span text:style-name="T14">年</text:span></text:span><text:span text:style-name="預設段落字型"><text:span text:style-name="T16">5</text:span></text:span><text:span text:style-name="預設段落字型"><text:span text:style-name="T14">月</text:span></text:span><text:span text:style-name="預設段落字型"><text:span text:style-name="T16">10</text:span></text:span><text:span text:style-name="預設段落字型"><text:span text:style-name="T14">日公布施行；上開條文已刊載於總統府公報第</text:span></text:span><text:span text:style-name="預設段落字型"><text:span text:style-name="T16">7304</text:span></text:span><text:span text:style-name="預設段落字型"><text:span text:style-name="T14">期</text:span></text:span><text:span text:style-name="預設段落字型"><text:span text:style-name="T16">(</text:span></text:span><text:span text:style-name="預設段落字型"><text:span text:style-name="T14">參見總統府網站：</text:span></text:span><text:span text:style-name="預設段落字型"><text:span text:style-name="T16">http://www.president.gov.tw</text:span></text:span><text:span text:style-name="預設段落字型"><text:span text:style-name="T14">公報系統</text:span></text:span><text:span text:style-name="預設段落字型"><text:span text:style-name="T16">)</text:span></text:span><text:span text:style-name="預設段落字型"><text:span text:style-name="T14">。 </text:span></text:span></text:p>
            </text:list-item>
            <text:list-item>
              <text:p text:style-name="P10"><text:span text:style-name="預設段落字型"><text:span text:style-name="T14">銓敘部為以漸進式退休思維，研究運用退休公務人力投入適用公務人員退休法律之機關（構）、公立學校短期替代或輔助性人力缺口，以利落實促進工作與家庭照顧之國家政策，請鼓勵適用公務人員退休法之公務人員於本</text:span></text:span><text:span text:style-name="預設段落字型"><text:span text:style-name="T16">(106)</text:span></text:span><text:span text:style-name="預設段落字型"><text:span text:style-name="T14">年</text:span></text:span><text:span text:style-name="預設段落字型"><text:span text:style-name="T16">6</text:span></text:span><text:span text:style-name="預設段落字型"><text:span text:style-name="T14">月</text:span></text:span><text:span text:style-name="預設段落字型"><text:span text:style-name="T16">30</text:span></text:span><text:span text:style-name="預設段落字型"><text:span text:style-name="T14">日前至銓敘部全球資訊網首頁（網址：</text:span></text:span><text:span text:style-name="預設段落字型"><text:span text:style-name="T16">http://www.mocs.gov.tw/</text:span></text:span><text:span text:style-name="預設段落字型"><text:span text:style-name="T14">）畫面右側點選「漸進式退休問卷調查」圖示，進入網頁並填寫問卷</text:span></text:span><text:span text:style-name="預設段落字型"><text:span text:style-name="T16">(</text:span></text:span><text:span text:style-name="預設段落字型"><text:span text:style-name="T14">原則上不受理書面問卷</text:span></text:span><text:span text:style-name="預設段落字型"><text:span text:style-name="T16">)</text:span></text:span><text:span text:style-name="預設段落字型"><text:span text:style-name="T14">，請轉知所屬同仁逕至本所網站查閱。 <text:s text:c="2"/></text:span></text:span></text:p>
            </text:list-item>
          </text:list>
        </text:list-item>
        <text:list-item>
          <text:p text:style-name="P12">會計</text:p>
          <text:list>
            <text:list-item>
              <text:p text:style-name="P10"><text:span text:style-name="預設段落字型"><text:span text:style-name="T8">本所本年度截至5月底歲入及歲出執行率如下：</text:span></text:span></text:p>
              <text:list>
                <text:list-item>
                  <text:p text:style-name="P10"><text:span text:style-name="預設段落字型"><text:span text:style-name="T8">歲入部分：</text:span></text:span></text:p>
                  <text:p text:style-name="P10"><text:span text:style-name="預設段落字型"><text:span text:style-name="T8">罰金罰鍰及怠金：88.68%</text:span></text:span></text:p>
                  <text:p text:style-name="P10"><text:soft-page-break/><text:span text:style-name="預設段落字型"><text:span text:style-name="T8">行政規費收入：137.08%</text:span></text:span></text:p>
                  <text:p text:style-name="P10"><text:span text:style-name="預設段落字型"><text:span text:style-name="T8">使用規費收入：99.22%</text:span></text:span></text:p>
                </text:list-item>
                <text:list-item>
                  <text:p text:style-name="P10"><text:span text:style-name="預設段落字型"><text:span text:style-name="T8">歲出部分：</text:span></text:span></text:p>
                  <text:p text:style-name="P10"><text:span text:style-name="預設段落字型"><text:span text:style-name="T8">行政管理：78.99%</text:span></text:span></text:p>
                  <text:p text:style-name="P10"><text:span text:style-name="預設段落字型"><text:span text:style-name="T8">土地建物登記：78.46%</text:span></text:span></text:p>
                  <text:p text:style-name="P10"><text:span text:style-name="預設段落字型"><text:span text:style-name="T8">土地建物測量及複丈：30.78%</text:span></text:span></text:p>
                  <text:p text:style-name="P10"><text:span text:style-name="預設段落字型"><text:span text:style-name="T8">平均地權：68.09%</text:span></text:span></text:p>
                  <text:p text:style-name="P10"><text:span text:style-name="預設段落字型"><text:span text:style-name="T8">一般建築及設備：0%</text:span></text:span></text:p>
                </text:list-item>
              </text:list>
            </text:list-item>
            <text:list-item>
              <text:p text:style-name="P10"><text:span text:style-name="預設段落字型"><text:span text:style-name="T8">為籌編本所107年度單位預算，各課如有新興計畫應提早規劃。</text:span></text:span></text:p>
            </text:list-item>
          </text:list>
        </text:list-item>
      </text:list>
      <text:p text:style-name="P3"/>
      <text:list xml:id="list7366514828032549736" text:style-name="L4">
        <text:list-item>
          <text:p text:style-name="P11"><text:span text:style-name="預設段落字型"><text:span text:style-name="T1">主席指示事項</text:span></text:span></text:p>
          <text:list>
            <text:list-item>
              <text:p text:style-name="P11"><text:span text:style-name="預設段落字型"><text:span text:style-name="T2">有關107年度單位預算，各課如有新興計畫請於6月底前簽准後交由研考於7月上旬前彙整報府</text:span></text:span>。</text:p>
            </text:list-item>
            <text:list-item>
              <text:p text:style-name="P11"><text:span text:style-name="預設段落字型"><text:span text:style-name="T12">6月15日地政業務考核請各課積極準備資料受考</text:span></text:span>。</text:p>
            </text:list-item>
            <text:list-item>
              <text:p text:style-name="P11"><text:span text:style-name="預設段落字型"><text:span text:style-name="T15">尚未辦理排氣檢驗之公務機車，請保管同仁儘速完成</text:span></text:span>。</text:p>
            </text:list-item>
            <text:list-item>
              <text:p text:style-name="P15">測量課所提鶯歌石小段地籍圖數化錯誤乙事，請積極處理並追踪列管。</text:p>
            </text:list-item>
          </text:list>
        </text:list-item>
      </text:list>
      <text:p text:style-name="P4"><text:span text:style-name="預設段落字型"><text:span text:style-name="T12"/></text:span></text:p>
      <text:list xml:id="list33601553" text:continue-numbering="true" text:style-name="L4">
        <text:list-item>
          <text:p text:style-name="P11"><text:span text:style-name="預設段落字型"><text:span text:style-name="T1">散會：下午2時</text:span></text:span><text:span text:style-name="預設段落字型"><text:span text:style-name="T2">4</text:span></text:span><text:span text:style-name="預設段落字型"><text:span text:style-name="T1">0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登記課 安樂地政</meta:initial-creator>
    <dc:creator>安樂地政 </dc:creator>
    <meta:creation-date>2016-06-29T13:28:00Z</meta:creation-date>
    <dc:date>2017-06-09T13:40:15.70</dc:date>
    <meta:editing-cycles>72</meta:editing-cycles>
    <meta:editing-duration>PT4H41M53S</meta:editing-duration>
    <meta:printed-by>安樂地政 </meta:printed-by>
    <meta:print-date>2017-05-10T15:46:36.69</meta:print-date>
    <meta:document-statistic meta:table-count="0" meta:image-count="0" meta:object-count="0" meta:page-count="4" meta:paragraph-count="56" meta:word-count="1901" meta:character-count="2153"/>
    <meta:template xlink:type="simple" xlink:actuate="onRequest" xlink:title="" xlink:href="../../../../研考/會議資料/主管會議_週/1.會議紀錄/主管會議-1060414.odt/Normal"/>
  </office:meta>
</office:document-meta>
</file>